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655cm" fo:min-width="1.659cm"/>
    </style:style>
    <style:style style:name="gr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274cm" fo:min-width="1.151cm"/>
    </style:style>
    <style:style style:name="gr4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5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1.22cm" fo:min-width="0.77cm"/>
    </style:style>
    <style:style style:name="gr6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true" fo:min-height="1.22cm" fo:min-width="0cm"/>
    </style:style>
    <style:style style:name="gr8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0.966cm" fo:min-width="0.447cm"/>
    </style:style>
    <style:style style:name="gr9" style:family="graphic" style:parent-style-name="objectwithoutfill">
      <style:graphic-properties draw:stroke="solid" draw:stroke-dash="Fine_20_Dashed" draw:marker-start="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draw:marker-start="" draw:marker-end="Arrow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" svg:stroke-width="0.051cm" svg:stroke-color="#ff0000" draw:marker-start="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02cm" svg:y1="18.145cm" svg:x2="16.367cm" svg:y2="18.145cm">
          <text:p/>
        </draw:line>
        <draw:line draw:style-name="gr1" draw:text-style-name="P1" draw:layer="layout" svg:x1="4.302cm" svg:y1="18.145cm" svg:x2="4.302cm" svg:y2="8.62cm">
          <text:p/>
        </draw:line>
        <draw:frame draw:style-name="gr2" draw:layer="layout" svg:width="2.159cm" svg:height="1.905cm" svg:x="15.605cm" svg:y="18.272cm">
          <draw:text-box>
            <text:p>X</text:p>
          </draw:text-box>
        </draw:frame>
        <draw:frame draw:style-name="gr3" draw:layer="layout" svg:width="1.651cm" svg:height="1.524cm" svg:x="3.286cm" svg:y="8.493cm">
          <draw:text-box>
            <text:p>Y</text:p>
          </draw:text-box>
        </draw:frame>
        <draw:line draw:style-name="gr4" draw:text-style-name="P1" draw:layer="layout" svg:x1="10.144cm" svg:y1="14.589cm" svg:x2="13.7cm" svg:y2="14.589cm">
          <text:p/>
        </draw:line>
        <draw:line draw:style-name="gr4" draw:text-style-name="P1" draw:layer="layout" svg:x1="9.509cm" svg:y1="13.446cm" svg:x2="9.509cm" svg:y2="10.398cm">
          <text:p/>
        </draw:line>
        <draw:line draw:style-name="gr4" draw:text-style-name="P1" draw:layer="layout" svg:x1="10.525cm" svg:y1="13.573cm" svg:x2="12.303cm" svg:y2="12.557cm">
          <text:p/>
        </draw:line>
        <draw:frame draw:style-name="gr5" draw:text-style-name="P2" draw:layer="layout" svg:width="1.27cm" svg:height="1.47cm" svg:x="11.16cm" svg:y="13.319cm">
          <draw:text-box>
            <text:p text:style-name="P2"><text:span text:style-name="T1">θ</text:span></text:p>
          </draw:text-box>
        </draw:frame>
        <draw:line draw:style-name="gr6" draw:text-style-name="P1" draw:layer="layout" svg:x1="9.636cm" svg:y1="18.399cm" svg:x2="9.636cm" svg:y2="19.669cm">
          <text:p/>
        </draw:line>
        <draw:line draw:style-name="gr6" draw:text-style-name="P1" draw:layer="layout" svg:x1="4.302cm" svg:y1="18.356cm" svg:x2="4.302cm" svg:y2="19.626cm">
          <text:p/>
        </draw:line>
        <draw:line draw:style-name="gr6" draw:text-style-name="P1" draw:layer="layout" svg:x1="4.048cm" svg:y1="14.208cm" svg:x2="2.524cm" svg:y2="14.208cm">
          <text:p/>
        </draw:line>
        <draw:line draw:style-name="gr6" draw:text-style-name="P1" draw:layer="layout" svg:x1="4.048cm" svg:y1="18.145cm" svg:x2="2.524cm" svg:y2="18.145cm">
          <text:p/>
        </draw:line>
        <draw:frame draw:style-name="gr7" draw:layer="layout" svg:width="0.82cm" svg:height="1.47cm" svg:x="6.715cm" svg:y="18.653cm">
          <draw:text-box>
            <text:p>x</text:p>
          </draw:text-box>
        </draw:frame>
        <draw:frame draw:style-name="gr8" draw:layer="layout" svg:width="0.947cm" svg:height="1.216cm" svg:x="2.905cm" svg:y="15.605cm">
          <draw:text-box>
            <text:p>y</text:p>
          </draw:text-box>
        </draw:frame>
        <draw:line draw:style-name="gr9" draw:text-style-name="P1" draw:layer="layout" svg:x1="7.477cm" svg:y1="19.034cm" svg:x2="9.509cm" svg:y2="19.034cm">
          <text:p/>
        </draw:line>
        <draw:line draw:style-name="gr9" draw:text-style-name="P1" draw:layer="layout" svg:x1="6.588cm" svg:y1="19.034cm" svg:x2="4.429cm" svg:y2="19.034cm">
          <text:p/>
        </draw:line>
        <draw:line draw:style-name="gr9" draw:text-style-name="P1" draw:layer="layout" svg:x1="3.286cm" svg:y1="15.732cm" svg:x2="3.286cm" svg:y2="14.462cm">
          <text:p/>
        </draw:line>
        <draw:line draw:style-name="gr9" draw:text-style-name="P1" draw:layer="layout" svg:x1="3.259cm" svg:y1="16.621cm" svg:x2="3.286cm" svg:y2="17.891cm">
          <text:p/>
        </draw:line>
        <draw:g>
          <draw:custom-shape draw:style-name="gr10" draw:text-style-name="P1" draw:layer="layout" svg:width="1.779cm" svg:height="0.852cm" draw:transform="rotate (0.556236432610593) translate (8.656cm 14.2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9.836cm" svg:y1="14.397cm" svg:x2="9.5cm" svg:y2="13.8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9T13:45:48</meta:creation-date>
    <dc:date>2013-08-09T13:51:06</dc:date>
    <meta:editing-duration>P0D</meta:editing-duration>
    <meta:editing-cycles>1</meta:editing-cycles>
    <meta:document-statistic meta:object-count="21"/>
    <meta:generator>LibreOffice/4.0.2.2$Linux_X86_64 LibreOffice_project/400m0$Build-2</meta:generator>
  </office:meta>
</office:document-meta>
</file>